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nguage</text:p>
          </table:table-cell>
          <table:table-cell table:style-name="ce2" office:value-type="string" calcext:value-type="string">
            <text:p>email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email resent</text:p>
          </table:table-cell>
          <table:table-cell office:value-type="string" calcext:value-type="string">
            <text:p>answer receiv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Davidson and Werle (2010)</text:p>
          </table:table-cell>
          <table:table-cell office:value-type="string" calcext:value-type="string">
            <text:p>Makah (myh)</text:p>
          </table:table-cell>
          <table:table-cell table:style-name="ce2"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3.03.2019</text:p>
          </table:table-cell>
          <table:table-cell office:value-type="string" calcext:value-type="string">
            <text:p>no objection</text:p>
          </table:table-cell>
        </table:table-row>
        <table:table-row table:style-name="ro1">
          <table:table-cell office:value-type="string" calcext:value-type="string">
            <text:p>Makah whale hunting</text:p>
          </table:table-cell>
          <table:table-cell office:value-type="string" calcext:value-type="string">
            <text:p>Makah (myh)</text:p>
          </table:table-cell>
          <table:table-cell table:style-name="ce2" office:value-type="string" calcext:value-type="string">
            <text:p><text:a xlink:href="mailto:makahmuseum@centurytel.net" xlink:type="simple">makahmuseum@centurytel.net</text:a></text:p>
          </table:table-cell>
          <table:table-cell office:value-type="string" calcext:value-type="string">
            <text:p>21.03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uk texts website at Berkeley</text:p>
          </table:table-cell>
          <table:table-cell office:value-type="string" calcext:value-type="string">
            <text:p>Karuk (kyh)</text:p>
          </table:table-cell>
          <table:table-cell table:style-name="ce2"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1.03.2019</text:p>
          </table:table-cell>
          <table:table-cell office:value-type="string" calcext:value-type="string">
            <text:p>needs to be checked with the Karuk people (probably no interest)</text:p>
          </table:table-cell>
        </table:table-row>
        <table:table-row table:style-name="ro1">
          <table:table-cell office:value-type="string" calcext:value-type="string">
            <text:p>Maybrat Grammar</text:p>
          </table:table-cell>
          <table:table-cell office:value-type="string" calcext:value-type="string">
            <text:p>Maybrat (ayz)</text:p>
          </table:table-cell>
          <table:table-cell table:style-name="ce2" office:value-type="string" calcext:value-type="string">
            <text:p><text:a xlink:href="mailto:Bryce.Kositz@anu.edu.au" xlink:type="simple">Bryce.Kositz@anu.edu.au</text:a></text:p>
          </table:table-cell>
          <table:table-cell office:value-type="string" calcext:value-type="string">
            <text:p>03.04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table:style-name="ce2" office:value-type="string" calcext:value-type="string">
            <text:p><text:span text:style-name="T1"><text:a xlink:href="mailto:mark@donohue.cc" xlink:type="simple">mark@donohue.cc</text:a></text:span><text:span text:style-name="T1"><text:a xlink:href="mailto:mark@donohue.cc" xlink:type="simple">mark@donohue.cc</text:a></text:span></text:p>
          </table:table-cell>
          <table:table-cell office:value-type="string" calcext:value-type="string">
            <text:p>03.04.2019</text:p>
          </table:table-cell>
          <table:table-cell/>
          <table:table-cell office:value-type="string" calcext:value-type="string">
            <text:p>failed due to e-mail address </text:p>
          </table:table-cell>
          <table:table-cell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table:style-name="ce2" office:value-type="string" calcext:value-type="string">
            <text:p><text:a xlink:href="mailto:language.intel@gmail.com" xlink:type="simple">language.intel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s myths</text:p>
          </table:table-cell>
          <table:table-cell office:value-type="string" calcext:value-type="string">
            <text:p>Acoma (Western Keres)</text:p>
          </table:table-cell>
          <table:table-cell table:style-name="ce2"/>
          <table:table-cell office:value-type="string" calcext:value-type="string">
            <text:p>03.04.2019</text:p>
          </table:table-cell>
          <table:table-cell office:value-type="string" calcext:value-type="string">
            <text:p>09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irmi Lexicon</text:p>
          </table:table-cell>
          <table:table-cell office:value-type="string" calcext:value-type="string">
            <text:p>Bagirmi (bmi)</text:p>
          </table:table-cell>
          <table:table-cell table:style-name="ce2" office:value-type="string" calcext:value-type="string">
            <text:p><text:a xlink:href="mailto:bongobagirmiorg@gmail.com" xlink:type="simple">bongobagirmiorg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shaski Grammar</text:p>
          </table:table-cell>
          <table:table-cell office:value-type="string" calcext:value-type="string">
            <text:p>Burushaski (bsk)</text:p>
          </table:table-cell>
          <table:table-cell table:style-name="ce2" office:value-type="string" calcext:value-type="string">
            <text:p>yoshioka on academia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shaski Corpus</text:p>
          </table:table-cell>
          <table:table-cell office:value-type="string" calcext:value-type="string">
            <text:p>Burushaski (bsk)</text:p>
          </table:table-cell>
          <table:table-cell table:style-name="ce2" office:value-type="string" calcext:value-type="string">
            <text:p><text:a xlink:href="mailto:sadaf.munshi@unt.edu" xlink:type="simple">sadaf.munshi@unt.edu</text:a>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sati Language Project</text:p>
          </table:table-cell>
          <table:table-cell office:value-type="string" calcext:value-type="string">
            <text:p>Koasati</text:p>
          </table:table-cell>
          <table:table-cell office:value-type="string" calcext:value-type="string">
            <text:p><text:a xlink:href="mailto:blangley@coushattatribela.org" xlink:type="simple">blangley@coushattatribela.org</text:a>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niyandi Text (Hodge)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<text:a xlink:href="mailto:b.hodge@westernsydney.edu.au" xlink:type="simple">b.hodge@westernsydney.edu.au</text:a>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niyandi Grammar (McGregor)</text:p>
          </table:table-cell>
          <table:table-cell office:value-type="string" calcext:value-type="string">
            <text:p>Gooniyandi</text:p>
          </table:table-cell>
          <table:table-cell office:value-type="string" calcext:value-type="string">
            <text:p><text:a xlink:href="mailto:linwmg@cc.au.dk" xlink:type="simple">linwmg@cc.au.dk</text:a></text:p>
          </table:table-cell>
          <table:table-cell office:value-type="string" calcext:value-type="string">
            <text:p>11.04.2019</text:p>
          </table:table-cell>
          <table:table-cell table:number-columns-repeated="3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0:48:23.799630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2:17.752776198</meta:creation-date>
    <dc:date>2019-04-11T14:36:14.340940695</dc:date>
    <meta:editing-duration>PT8H17M44S</meta:editing-duration>
    <meta:editing-cycles>9</meta:editing-cycles>
    <meta:generator>LibreOffice/6.0.6.2$Linux_X86_64 LibreOffice_project/00m0$Build-2</meta:generator>
    <meta:document-statistic meta:table-count="1" meta:cell-count="64" meta:object-count="0"/>
  </office:meta>
</office:document-meta>
</file>